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Khmer OS" svg:font-family="'Khmer OS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Khmer OS" officeooo:rsid="000ca64f" officeooo:paragraph-rsid="000ca64f"/>
    </style:style>
    <style:style style:name="P2" style:family="paragraph" style:parent-style-name="Standard">
      <style:paragraph-properties fo:text-align="center" style:justify-single-word="false"/>
      <style:text-properties style:font-name="Khmer OS" fo:font-size="22pt" fo:font-weight="bold" officeooo:rsid="000fb9e4" officeooo:paragraph-rsid="000fb9e4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ffffff" loext:opacity="100%" style:font-name="Khmer OS" fo:font-size="12pt" fo:font-weight="normal" officeooo:rsid="000fb9e4" officeooo:paragraph-rsid="000fb9e4" fo:background-color="#18a303" style:font-weight-asian="normal" style:font-weight-complex="normal"/>
    </style:style>
    <style:style style:name="T1" style:family="text">
      <style:text-properties officeooo:rsid="000fb9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ate 31/May/21</text:p>
      <text:p text:style-name="P2">Chapter3</text:p>
      <text:p text:style-name="P1"/>
      <text:p text:style-name="P1">- GPIO.<text:span text:style-name="T1">setup = PinMode<text:line-break/>- GPIO.output = digitalWrite<text:line-break/>- sleep = delay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Khmer OS" svg:font-family="'Khmer OS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Times New Roman" fo:font-size="12pt" fo:language="en" fo:country="US" style:font-name-asian="DejaVu Sans" style:font-size-asian="12pt" style:language-asian="zh" style:country-asian="CN" style:font-name-complex="DejaVu Sans" style:font-size-complex="12pt" style:language-complex="km" style:country-complex="KH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Times New Roman" fo:font-size="12pt" fo:language="en" fo:country="US" style:font-name-asian="DejaVu Sans" style:font-size-asian="12pt" style:language-asian="zh" style:country-asian="CN" style:font-name-complex="DejaVu Sans" style:font-size-complex="12pt" style:language-complex="km" style:country-complex="KH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3.2$Linux_X86_64 LibreOffice_project/10$Build-2</meta:generator>
    <dc:date>2021-05-31T10:11:00.098324832</dc:date>
    <meta:editing-duration>PT2H20M59S</meta:editing-duration>
    <meta:editing-cycles>2</meta:editing-cycles>
    <meta:document-statistic meta:table-count="0" meta:image-count="0" meta:object-count="0" meta:page-count="1" meta:paragraph-count="3" meta:word-count="15" meta:character-count="89" meta:non-whitespace-character-count="77"/>
  </office:meta>
</office:document-meta>
</file>